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f81b" officeooo:paragraph-rsid="0004f81b"/>
    </style:style>
    <style:style style:name="P2" style:family="paragraph" style:parent-style-name="Header">
      <style:text-properties officeooo:rsid="00080a00" officeooo:paragraph-rsid="00080a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p text:style-name="P1">Protected section text</text:p>
      </text:section>
      <text:p text:style-name="P1">Unprotected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0a00" officeooo:paragraph-rsid="00080a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ader tex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bby </meta:initial-creator>
    <meta:creation-date>2015-03-19T15:48:51.498647910</meta:creation-date>
    <meta:generator>LibreOfficeDev/5.0.0.0.alpha0$Linux_X86_64 LibreOffice_project/9b87ba796122bca92955fb9933a2ffc88a69bc28</meta:generator>
    <dc:date>2015-04-17T22:22:45.931858473</dc:date>
    <dc:creator>Tibby </dc:creator>
    <meta:editing-duration>PT11S</meta:editing-duration>
    <meta:editing-cycles>2</meta:editing-cycles>
    <meta:document-statistic meta:table-count="0" meta:image-count="0" meta:object-count="0" meta:page-count="1" meta:paragraph-count="3" meta:word-count="7" meta:character-count="49" meta:non-whitespace-character-count="45"/>
  </office:meta>
</office:document-meta>
</file>